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Ubuntu Light'" style:font-style-name="Light" style:font-pitch="variable"/>
    </style:style>
    <style:style style:name="T1" style:family="text">
      <style:text-properties fo:font-family="'Ubuntu Light'" style:font-style-name="Light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5.221cm" svg:x="1cm" svg:y="2.579cm" presentation:class="title" presentation:user-transformed="true">
          <draw:text-box>
            <text:p>Design Patterns in Ruby:<text:line-break/>Factory and Factory Method Patter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 text:style-name="P1"><text:span text:style-name="T1">Abram Hindle</text:span></text:p>
            <text:p text:style-name="P1"><text:span text:style-name="T1"><text:a xlink:href="mailto:abram.hindle@ualberta.ca">abram.hindle@ualberta.ca</text:a></text:span></text:p>
            <text:p text:style-name="P1"><text:span text:style-name="T1">Department of Computing Science</text:span></text:p>
            <text:p text:style-name="P1"><text:span text:style-name="T1">University of Alberta</text:span></text:p>
            <text:p text:style-name="P1"><text:span text:style-name="T1">http://softwareprocess.es/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3T16:04:18</meta:creation-date>
    <dc:date>2013-01-13T16:13:06</dc:date>
    <dc:creator>Abram Hindle</dc:creator>
    <meta:editing-duration>P0D</meta:editing-duration>
    <meta:editing-cycles>1</meta:editing-cycles>
    <meta:document-statistic meta:object-count="40"/>
    <meta:generator>LibreOffice/3.6$Linux_X86_64 LibreOffice_project/360m1$Build-2</meta:generator>
  </office:meta>
</office:document-meta>
</file>